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Standard">
      <style:table-properties style:width="17.912cm" fo:margin-left="0.014cm" fo:margin-right="-0.127cm" style:page-number="auto" fo:break-before="page" table:align="margins" style:writing-mode="lr-tb"/>
    </style:style>
    <style:style style:name="Tabelle1.A" style:family="table-column">
      <style:table-column-properties style:column-width="2.489cm" style:rel-column-width="9106*"/>
    </style:style>
    <style:style style:name="Tabelle1.B" style:family="table-column">
      <style:table-column-properties style:column-width="7.325cm" style:rel-column-width="26803*"/>
    </style:style>
    <style:style style:name="Tabelle1.C" style:family="table-column">
      <style:table-column-properties style:column-width="1.588cm" style:rel-column-width="5808*"/>
    </style:style>
    <style:style style:name="Tabelle1.D" style:family="table-column">
      <style:table-column-properties style:column-width="6.511cm" style:rel-column-width="23818*"/>
    </style:style>
    <style:style style:name="Tabelle1.1" style:family="table-row">
      <style:table-row-properties style:min-row-height="0.529cm"/>
    </style:style>
    <style:style style:name="Tabelle1.A1" style:family="table-cell">
      <style:table-cell-properties fo:padding="0.097cm" fo:border="0.002cm solid #000000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2" style:family="table-row">
      <style:table-row-properties style:min-row-height="1.852cm"/>
    </style:style>
    <style:style style:name="Tabelle1.A2" style:family="table-cell">
      <style:table-cell-properties style:vertical-align="top" fo:padding="0.123cm" fo:border="0.018cm solid #000000" style:writing-mode="lr-tb"/>
    </style:style>
    <style:style style:name="Tabelle1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1.C3.1" style:family="table-column">
      <style:table-column-properties style:column-width="3.493cm" style:rel-column-width="12776*"/>
    </style:style>
    <style:style style:name="Tabelle1.C3.2" style:family="table-column">
      <style:table-column-properties style:column-width="4.606cm" style:rel-column-width="16850*"/>
    </style:style>
    <style:style style:name="Tabelle1.C3.1" style:family="table-row">
      <style:table-row-properties style:min-row-height="0.953cm"/>
    </style:style>
    <style:style style:name="Tabelle1.C3.1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C3.2.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e1.C3.2" style:family="table-row">
      <style:table-row-properties style:min-row-height="0.926cm"/>
    </style:style>
    <style:style style:name="Tabelle1.4" style:family="table-row">
      <style:table-row-properties style:min-row-height="0.706cm"/>
    </style:style>
    <style:style style:name="Tabelle1.A4" style:family="table-cell">
      <style:table-cell-properties style:vertical-align="top" style:border-line-width-bottom="0.088cm 0.035cm 0.035cm" fo:padding-left="0.123cm" fo:padding-right="0.123cm" fo:padding-top="0cm" fo:padding-bottom="0cm" fo:border-left="0.018cm solid #000000" fo:border-right="none" fo:border-top="none" fo:border-bottom="0.159cm double #000000" style:writing-mode="lr-tb"/>
    </style:style>
    <style:style style:name="Tabelle1.B4" style:family="table-cell">
      <style:table-cell-properties style:vertical-align="top" style:border-line-width-bottom="0.088cm 0.035cm 0.035cm" fo:padding-left="0.123cm" fo:padding-right="0.123cm" fo:padding-top="0cm" fo:padding-bottom="0cm" fo:border-left="0.018cm solid #000000" fo:border-right="0.018cm solid #000000" fo:border-top="none" fo:border-bottom="0.159cm double #000000" style:writing-mode="lr-tb"/>
    </style:style>
    <style:style style:name="Tabelle1.5" style:family="table-row">
      <style:table-row-properties style:min-row-height="0.741cm"/>
    </style:style>
    <style:style style:name="Tabelle1.A5" style:family="table-cell">
      <style:table-cell-properties style:vertical-align="top" style:border-line-width-top="0.002cm 0.088cm 0.088cm" fo:padding-left="0.123cm" fo:padding-right="0.123cm" fo:padding-top="0cm" fo:padding-bottom="0cm" fo:border-left="0.018cm solid #000000" fo:border-right="none" fo:border-top="0.178cm double #000000" fo:border-bottom="0.018cm solid #000000" style:writing-mode="lr-tb"/>
    </style:style>
    <style:style style:name="Tabelle1.B5" style:family="table-cell">
      <style:table-cell-properties style:vertical-align="top" style:border-line-width-top="0.002cm 0.088cm 0.088cm" fo:padding-left="0.123cm" fo:padding-right="0.123cm" fo:padding-top="0cm" fo:padding-bottom="0cm" fo:border-left="0.018cm solid #000000" fo:border-right="0.018cm solid #000000" fo:border-top="0.178cm double #000000" fo:border-bottom="0.018cm solid #000000" style:writing-mode="lr-tb"/>
    </style:style>
    <style:style style:name="Tabelle1.6" style:family="table-row">
      <style:table-row-properties style:min-row-height="1.517cm"/>
    </style:style>
    <style:style style:name="Tabelle1.7" style:family="table-row">
      <style:table-row-properties style:min-row-height="2.29cm"/>
    </style:style>
    <style:style style:name="Tabelle1.10" style:family="table-row">
      <style:table-row-properties style:min-row-height="1.411cm"/>
    </style:style>
    <style:style style:name="Tabelle1.12" style:family="table-row">
      <style:table-row-properties style:min-row-height="1.058cm"/>
    </style:style>
    <style:style style:name="P1" style:family="paragraph" style:parent-style-name="p4">
      <style:paragraph-properties fo:margin-left="0cm" fo:margin-right="0cm" fo:line-height="100%" fo:text-indent="0cm" style:auto-text-indent="false">
        <style:tab-stops>
          <style:tab-stop style:position="5.75cm"/>
        </style:tab-stops>
      </style:paragraph-properties>
    </style:style>
    <style:style style:name="P2" style:family="paragraph" style:parent-style-name="p4">
      <style:paragraph-properties fo:margin-left="0cm" fo:margin-right="0cm" fo:line-height="100%" fo:text-indent="0cm" style:auto-text-indent="false">
        <style:tab-stops>
          <style:tab-stop style:position="5.75cm"/>
        </style:tab-stops>
      </style:paragraph-properties>
      <style:text-properties fo:font-size="8pt" style:font-size-asian="8pt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ahoma" fo:font-size="7pt" style:font-size-asian="7pt" style:font-size-complex="7pt"/>
    </style:style>
    <style:style style:name="P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512cm"/>
          <style:tab-stop style:position="2.417cm"/>
          <style:tab-stop style:position="2.734cm"/>
          <style:tab-stop style:position="10.354cm"/>
          <style:tab-stop style:position="12.894cm" style:type="center"/>
          <style:tab-stop style:position="16.387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512cm"/>
          <style:tab-stop style:position="2.417cm"/>
          <style:tab-stop style:position="2.734cm"/>
          <style:tab-stop style:position="10.354cm"/>
          <style:tab-stop style:position="12.894cm" style:type="center"/>
          <style:tab-stop style:position="16.387cm" style:type="right"/>
        </style:tab-stops>
      </style:paragraph-properties>
      <style:text-properties fo:font-size="9pt" style:font-size-asian="9pt"/>
    </style:style>
    <style:style style:name="P6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512cm"/>
          <style:tab-stop style:position="2.417cm"/>
          <style:tab-stop style:position="2.734cm"/>
          <style:tab-stop style:position="3.651cm"/>
          <style:tab-stop style:position="5.274cm"/>
          <style:tab-stop style:position="10.354cm"/>
          <style:tab-stop style:position="12.894cm" style:type="center"/>
          <style:tab-stop style:position="16.387cm" style:type="right"/>
        </style:tab-stops>
      </style:paragraph-properties>
      <style:text-properties fo:font-size="9pt" fo:font-weight="bold" style:font-size-asian="9pt" style:font-weight-asian="bold"/>
    </style:style>
    <style:style style:name="P7" style:family="paragraph" style:parent-style-name="Standard">
      <style:text-properties style:font-name="Arial" fo:font-size="36pt" fo:font-weight="bold" style:font-size-asian="36pt" style:font-weight-asian="bold"/>
    </style:style>
    <style:style style:name="P8" style:family="paragraph" style:parent-style-name="Standard">
      <style:paragraph-properties>
        <style:tab-stops>
          <style:tab-stop style:position="1.147cm"/>
          <style:tab-stop style:position="3.369cm"/>
        </style:tab-stops>
      </style:paragraph-properties>
      <style:text-properties fo:font-size="9pt" fo:font-weight="bold" style:font-size-asian="9pt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1.147cm"/>
          <style:tab-stop style:position="3.369cm"/>
        </style:tab-stops>
      </style:paragraph-properties>
      <style:text-properties fo:font-size="9pt" fo:font-weight="bold" style:font-size-asian="9pt" style:font-weight-asian="bold"/>
    </style:style>
    <style:style style:name="P10" style:family="paragraph" style:parent-style-name="Standard">
      <style:paragraph-properties>
        <style:tab-stops>
          <style:tab-stop style:position="1.147cm"/>
        </style:tab-stops>
      </style:paragraph-properties>
      <style:text-properties fo:font-size="9pt" fo:font-weight="bold" style:font-size-asian="9pt" style:font-weight-asian="bold"/>
    </style:style>
    <style:style style:name="P11" style:family="paragraph" style:parent-style-name="Standard">
      <style:paragraph-properties>
        <style:tab-stops>
          <style:tab-stop style:position="0.635cm"/>
          <style:tab-stop style:position="1.147cm"/>
          <style:tab-stop style:position="2.734cm"/>
          <style:tab-stop style:position="3.687cm" style:type="right"/>
          <style:tab-stop style:position="4.639cm"/>
          <style:tab-stop style:position="6.227cm"/>
          <style:tab-stop style:position="8.132cm"/>
          <style:tab-stop style:position="10.037cm"/>
        </style:tab-stops>
      </style:paragraph-properties>
      <style:text-properties fo:font-size="9pt" fo:font-weight="bold" style:font-size-asian="9pt" style:font-weight-asian="bold"/>
    </style:style>
    <style:style style:name="P12" style:family="paragraph" style:parent-style-name="Standard">
      <style:paragraph-properties>
        <style:tab-stops>
          <style:tab-stop style:position="1.147cm"/>
          <style:tab-stop style:position="3.369cm"/>
          <style:tab-stop style:position="10.989cm"/>
          <style:tab-stop style:position="13.529cm" style:type="center"/>
          <style:tab-stop style:position="17.022cm" style:type="right"/>
        </style:tab-stops>
      </style:paragraph-properties>
      <style:text-properties fo:font-size="9pt" fo:font-weight="bold" style:font-size-asian="9pt" style:font-weight-asian="bold"/>
    </style:style>
    <style:style style:name="P13" style:family="paragraph" style:parent-style-name="Standard">
      <style:paragraph-properties>
        <style:tab-stops>
          <style:tab-stop style:position="1.147cm"/>
          <style:tab-stop style:position="3.052cm"/>
          <style:tab-stop style:position="3.687cm"/>
          <style:tab-stop style:position="10.989cm"/>
          <style:tab-stop style:position="13.529cm" style:type="center"/>
          <style:tab-stop style:position="17.022cm" style:type="right"/>
        </style:tab-stops>
      </style:paragraph-properties>
      <style:text-properties fo:font-size="9pt" fo:font-weight="bold" style:font-size-asian="9pt" style:font-weight-asian="bold"/>
    </style:style>
    <style:style style:name="P14" style:family="paragraph" style:parent-style-name="Standard">
      <style:paragraph-properties>
        <style:tab-stops>
          <style:tab-stop style:position="1.147cm"/>
          <style:tab-stop style:position="3.052cm"/>
          <style:tab-stop style:position="3.369cm"/>
          <style:tab-stop style:position="10.989cm"/>
          <style:tab-stop style:position="13.529cm" style:type="center"/>
          <style:tab-stop style:position="17.022cm" style:type="right"/>
        </style:tab-stops>
      </style:paragraph-properties>
      <style:text-properties fo:font-size="9pt" fo:font-weight="bold" style:font-size-asian="9pt" style:font-weight-asian="bold"/>
    </style:style>
    <style:style style:name="P15" style:family="paragraph" style:parent-style-name="Standard">
      <style:paragraph-properties style:snap-to-layout-grid="false">
        <style:tab-stops>
          <style:tab-stop style:position="0.635cm"/>
          <style:tab-stop style:position="1.147cm"/>
          <style:tab-stop style:position="2.734cm"/>
          <style:tab-stop style:position="3.369cm"/>
          <style:tab-stop style:position="4.639cm"/>
          <style:tab-stop style:position="6.227cm"/>
          <style:tab-stop style:position="8.132cm"/>
          <style:tab-stop style:position="10.037cm"/>
        </style:tab-stops>
      </style:paragraph-properties>
      <style:text-properties fo:font-size="9pt" style:font-size-asian="9pt"/>
    </style:style>
    <style:style style:name="P16" style:family="paragraph" style:parent-style-name="Standard">
      <style:paragraph-properties>
        <style:tab-stops>
          <style:tab-stop style:position="1.147cm"/>
          <style:tab-stop style:position="3.052cm"/>
          <style:tab-stop style:position="3.687cm"/>
          <style:tab-stop style:position="10.989cm"/>
          <style:tab-stop style:position="13.529cm" style:type="center"/>
          <style:tab-stop style:position="17.022cm" style:type="right"/>
        </style:tab-stops>
      </style:paragraph-properties>
      <style:text-properties fo:font-size="9pt" style:font-size-asian="9pt"/>
    </style:style>
    <style:style style:name="P17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687cm"/>
          <style:tab-stop style:position="10.989cm"/>
          <style:tab-stop style:position="13.529cm" style:type="center"/>
          <style:tab-stop style:position="17.022cm" style:type="right"/>
        </style:tab-stops>
      </style:paragraph-properties>
      <style:text-properties fo:font-size="9pt" style:font-size-asian="9pt"/>
    </style:style>
    <style:style style:name="P18" style:family="paragraph" style:parent-style-name="Standard">
      <style:paragraph-properties>
        <style:tab-stops>
          <style:tab-stop style:position="1.147cm"/>
          <style:tab-stop style:position="3.052cm"/>
          <style:tab-stop style:position="3.369cm"/>
          <style:tab-stop style:position="10.989cm"/>
          <style:tab-stop style:position="13.529cm" style:type="center"/>
          <style:tab-stop style:position="17.022cm" style:type="right"/>
        </style:tab-stops>
      </style:paragraph-properties>
      <style:text-properties fo:font-size="9pt" style:font-size-asian="9pt"/>
    </style:style>
    <style:style style:name="P19" style:family="paragraph" style:parent-style-name="Standard">
      <style:paragraph-properties style:snap-to-layout-grid="false">
        <style:tab-stops>
          <style:tab-stop style:position="1.147cm"/>
          <style:tab-stop style:position="3.369cm"/>
        </style:tab-stops>
      </style:paragraph-properties>
      <style:text-properties style:font-name="Times New Roman" fo:font-size="9pt" fo:font-weight="normal" style:letter-kerning="true" style:font-size-asian="9pt" style:font-weight-asian="normal" style:font-size-complex="9pt" style:font-weight-complex="normal"/>
    </style:style>
    <style:style style:name="P20" style:family="paragraph" style:parent-style-name="Standard">
      <style:paragraph-properties style:snap-to-layout-grid="false">
        <style:tab-stops>
          <style:tab-stop style:position="1.147cm"/>
          <style:tab-stop style:position="2.734cm"/>
          <style:tab-stop style:position="4.639cm"/>
          <style:tab-stop style:position="6.227cm"/>
          <style:tab-stop style:position="8.132cm"/>
          <style:tab-stop style:position="10.037cm"/>
        </style:tab-stops>
      </style:paragraph-properties>
    </style:style>
    <style:style style:name="P21" style:family="paragraph" style:parent-style-name="Standard">
      <style:paragraph-properties style:snap-to-layout-grid="false">
        <style:tab-stops>
          <style:tab-stop style:position="1.147cm"/>
          <style:tab-stop style:position="2.734cm"/>
          <style:tab-stop style:position="4.639cm"/>
          <style:tab-stop style:position="6.227cm"/>
          <style:tab-stop style:position="8.132cm"/>
          <style:tab-stop style:position="10.037cm"/>
        </style:tab-stops>
      </style:paragraph-properties>
      <style:text-properties style:font-name="Tahoma" fo:font-size="7pt" fo:font-weight="bold" style:font-size-asian="7pt" style:font-weight-asian="bold" style:font-size-complex="7pt"/>
    </style:style>
    <style:style style:name="P22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369cm"/>
          <style:tab-stop style:position="10.989cm"/>
          <style:tab-stop style:position="13.529cm" style:type="center"/>
          <style:tab-stop style:position="17.022cm" style:type="right"/>
        </style:tab-stops>
      </style:paragraph-properties>
      <style:text-properties style:font-name="Tahoma" fo:font-size="7pt" fo:font-weight="bold" style:font-size-asian="7pt" style:font-weight-asian="bold" style:font-size-complex="7pt"/>
    </style:style>
    <style:style style:name="P23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369cm"/>
          <style:tab-stop style:position="5.909cm"/>
          <style:tab-stop style:position="10.672cm"/>
          <style:tab-stop style:position="17.022cm" style:type="right"/>
        </style:tab-stops>
      </style:paragraph-properties>
      <style:text-properties style:font-name="Tahoma" fo:font-size="7pt" fo:font-weight="bold" style:font-size-asian="7pt" style:font-weight-asian="bold" style:font-size-complex="7pt"/>
    </style:style>
    <style:style style:name="P24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369cm"/>
          <style:tab-stop style:position="5.909cm"/>
          <style:tab-stop style:position="11.942cm"/>
        </style:tab-stops>
      </style:paragraph-properties>
      <style:text-properties style:font-name="Tahoma" fo:font-size="7pt" fo:font-weight="bold" style:font-size-asian="7pt" style:font-weight-asian="bold" style:font-size-complex="7pt"/>
    </style:style>
    <style:style style:name="P25" style:family="paragraph" style:parent-style-name="Standard">
      <style:paragraph-properties>
        <style:tab-stops>
          <style:tab-stop style:position="1.147cm"/>
          <style:tab-stop style:position="3.052cm"/>
          <style:tab-stop style:position="3.687cm"/>
          <style:tab-stop style:position="10.989cm"/>
          <style:tab-stop style:position="13.529cm" style:type="center"/>
          <style:tab-stop style:position="17.022cm" style:type="right"/>
        </style:tab-stops>
      </style:paragraph-properties>
      <style:text-properties fo:font-weight="normal" style:font-weight-asian="normal" style:font-weight-complex="normal"/>
    </style:style>
    <style:style style:name="P26" style:family="paragraph" style:parent-style-name="Standard">
      <style:paragraph-properties>
        <style:tab-stops>
          <style:tab-stop style:position="1.147cm"/>
          <style:tab-stop style:position="3.052cm"/>
          <style:tab-stop style:position="3.687cm"/>
          <style:tab-stop style:position="10.989cm"/>
          <style:tab-stop style:position="13.529cm" style:type="center"/>
          <style:tab-stop style:position="17.022cm" style:type="right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1.147cm"/>
          <style:tab-stop style:position="3.052cm"/>
          <style:tab-stop style:position="3.369cm"/>
          <style:tab-stop style:position="10.989cm"/>
          <style:tab-stop style:position="13.529cm" style:type="center"/>
          <style:tab-stop style:position="17.022cm" style:type="right"/>
        </style:tab-stops>
      </style:paragraph-properties>
    </style:style>
    <style:style style:name="P28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369cm"/>
          <style:tab-stop style:position="10.989cm"/>
          <style:tab-stop style:position="13.529cm" style:type="center"/>
          <style:tab-stop style:position="17.022cm" style:type="right"/>
        </style:tab-stops>
      </style:paragraph-properties>
    </style:style>
    <style:style style:name="P29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369cm"/>
          <style:tab-stop style:position="10.989cm"/>
          <style:tab-stop style:position="13.847cm"/>
          <style:tab-stop style:position="17.022cm" style:type="right"/>
        </style:tab-stops>
      </style:paragraph-properties>
    </style:style>
    <style:style style:name="P30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369cm"/>
          <style:tab-stop style:position="5.909cm"/>
          <style:tab-stop style:position="10.989cm"/>
          <style:tab-stop style:position="13.529cm" style:type="center"/>
          <style:tab-stop style:position="17.022cm" style:type="right"/>
        </style:tab-stops>
      </style:paragraph-properties>
    </style:style>
    <style:style style:name="P31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369cm"/>
          <style:tab-stop style:position="5.909cm"/>
          <style:tab-stop style:position="10.672cm"/>
          <style:tab-stop style:position="17.022cm" style:type="right"/>
        </style:tab-stops>
      </style:paragraph-properties>
    </style:style>
    <style:style style:name="P32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369cm"/>
          <style:tab-stop style:position="5.909cm"/>
          <style:tab-stop style:position="11.942cm"/>
        </style:tab-stops>
      </style:paragraph-properties>
      <style:text-properties fo:font-weight="bold" style:font-weight-asian="bold"/>
    </style:style>
    <style:style style:name="P33" style:family="paragraph" style:parent-style-name="Standard">
      <style:paragraph-properties>
        <style:tab-stops>
          <style:tab-stop style:position="3.175cm"/>
          <style:tab-stop style:position="11.113cm"/>
        </style:tab-stops>
      </style:paragraph-properties>
    </style:style>
    <style:style style:name="P34" style:family="paragraph" style:parent-style-name="Header">
      <style:text-properties fo:font-size="16pt" fo:font-weight="bold" style:font-size-asian="16pt" style:font-weight-asian="bold"/>
    </style:style>
    <style:style style:name="P35" style:family="paragraph" style:parent-style-name="Standard">
      <style:paragraph-properties fo:margin-left="0.194cm" fo:margin-right="0cm" fo:text-indent="0cm" style:auto-text-indent="false">
        <style:tab-stops>
          <style:tab-stop style:position="0.953cm"/>
        </style:tab-stops>
      </style:paragraph-properties>
      <style:text-properties fo:font-size="9pt" fo:font-weight="normal" style:font-size-asian="9pt" style:font-weight-asian="normal" style:font-weight-complex="normal"/>
    </style:style>
    <style:style style:name="P36" style:family="paragraph" style:parent-style-name="Standard">
      <style:paragraph-properties fo:margin-left="-0.15cm" fo:margin-right="0.009cm" fo:text-indent="0cm" style:auto-text-indent="false">
        <style:tab-stops>
          <style:tab-stop style:position="0.512cm"/>
        </style:tab-stops>
      </style:paragraph-properties>
    </style:style>
    <style:style style:name="P37" style:family="paragraph" style:parent-style-name="Standard">
      <style:paragraph-properties fo:margin-left="-0.15cm" fo:margin-right="0.009cm" fo:text-indent="0cm" style:auto-text-indent="false" style:snap-to-layout-grid="false">
        <style:tab-stops>
          <style:tab-stop style:position="0.512cm"/>
        </style:tab-stops>
      </style:paragraph-properties>
      <style:text-properties fo:font-size="9pt" style:font-size-asian="9pt"/>
    </style:style>
    <style:style style:name="P38" style:family="paragraph" style:parent-style-name="Standard">
      <style:paragraph-properties fo:margin-left="1.147cm" fo:margin-right="0cm" fo:text-indent="0cm" style:auto-text-indent="false">
        <style:tab-stops>
          <style:tab-stop style:position="-0.512cm"/>
          <style:tab-stop style:position="0cm"/>
          <style:tab-stop style:position="1.588cm"/>
          <style:tab-stop style:position="2.223cm"/>
          <style:tab-stop style:position="3.493cm"/>
          <style:tab-stop style:position="5.08cm"/>
          <style:tab-stop style:position="6.985cm"/>
          <style:tab-stop style:position="8.89cm"/>
        </style:tab-stops>
      </style:paragraph-properties>
      <style:text-properties fo:font-size="9pt" fo:font-weight="normal" style:font-size-asian="9pt" style:font-weight-asian="normal" style:font-weight-complex="normal"/>
    </style:style>
    <style:style style:name="P39" style:family="paragraph" style:parent-style-name="Standard">
      <style:paragraph-properties fo:margin-left="0.635cm" fo:margin-right="0cm" fo:text-indent="0cm" style:auto-text-indent="false">
        <style:tab-stops>
          <style:tab-stop style:position="0.512cm"/>
          <style:tab-stop style:position="2.734cm"/>
          <style:tab-stop style:position="10.354cm"/>
          <style:tab-stop style:position="12.894cm" style:type="center"/>
          <style:tab-stop style:position="16.387cm" style:type="right"/>
        </style:tab-stops>
      </style:paragraph-properties>
      <style:text-properties style:font-name="Tahoma" fo:font-size="7pt" fo:font-weight="bold" style:font-size-asian="7pt" style:font-weight-asian="bold" style:font-size-complex="7pt"/>
    </style:style>
    <style:style style:name="P40" style:family="paragraph" style:parent-style-name="Standard">
      <style:paragraph-properties fo:margin-left="0.635cm" fo:margin-right="0cm" fo:text-indent="0cm" style:auto-text-indent="false">
        <style:tab-stops>
          <style:tab-stop style:position="0.512cm"/>
          <style:tab-stop style:position="2.417cm"/>
          <style:tab-stop style:position="2.734cm"/>
          <style:tab-stop style:position="3.651cm"/>
          <style:tab-stop style:position="5.274cm"/>
          <style:tab-stop style:position="10.354cm"/>
          <style:tab-stop style:position="12.894cm" style:type="center"/>
          <style:tab-stop style:position="16.387cm" style:type="right"/>
        </style:tab-stops>
      </style:paragraph-properties>
    </style:style>
    <style:style style:name="P41" style:family="paragraph" style:parent-style-name="Standard">
      <style:paragraph-properties style:snap-to-layout-grid="false">
        <style:tab-stops>
          <style:tab-stop style:position="1.147cm"/>
          <style:tab-stop style:position="3.052cm"/>
          <style:tab-stop style:position="3.687cm"/>
          <style:tab-stop style:position="10.989cm"/>
          <style:tab-stop style:position="13.529cm" style:type="center"/>
          <style:tab-stop style:position="17.022cm" style:type="right"/>
        </style:tab-stops>
      </style:paragraph-properties>
    </style:style>
    <style:style style:name="P42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font-name="Tahoma" fo:font-size="7pt" fo:font-weight="bold" style:font-size-asian="7pt" style:font-weight-asian="bold" style:font-size-complex="7pt" style:font-weight-complex="bold"/>
    </style:style>
    <style:style style:name="P43" style:family="paragraph" style:parent-style-name="Heading_20_2">
      <style:paragraph-properties style:snap-to-layout-grid="false">
        <style:tab-stops>
          <style:tab-stop style:position="1.147cm"/>
          <style:tab-stop style:position="3.369cm"/>
          <style:tab-stop style:position="10.672cm" style:type="right"/>
          <style:tab-stop style:position="16.069cm" style:type="right"/>
        </style:tab-stops>
      </style:paragraph-properties>
    </style:style>
    <style:style style:name="P44" style:family="paragraph" style:parent-style-name="Heading_20_2">
      <style:paragraph-properties style:snap-to-layout-grid="false">
        <style:tab-stops>
          <style:tab-stop style:position="1.147cm"/>
          <style:tab-stop style:position="3.369cm"/>
          <style:tab-stop style:position="10.037cm"/>
          <style:tab-stop style:position="13.529cm"/>
        </style:tab-stops>
      </style:paragraph-properties>
    </style:style>
    <style:style style:name="P45" style:family="paragraph" style:parent-style-name="Heading_20_2">
      <style:paragraph-properties style:snap-to-layout-grid="false">
        <style:tab-stops>
          <style:tab-stop style:position="1.147cm"/>
          <style:tab-stop style:position="10.037cm"/>
          <style:tab-stop style:position="13.529cm"/>
        </style:tab-stops>
      </style:paragraph-properties>
    </style:style>
    <style:style style:name="P46" style:family="paragraph" style:parent-style-name="Heading_20_2">
      <style:paragraph-properties fo:margin-left="0cm" fo:margin-right="-0.441cm" fo:text-indent="0cm" style:auto-text-indent="false" style:snap-to-layout-grid="false">
        <style:tab-stops>
          <style:tab-stop style:position="1.147cm"/>
          <style:tab-stop style:position="3.369cm"/>
          <style:tab-stop style:position="10.672cm" style:type="right"/>
          <style:tab-stop style:position="16.069cm" style:type="right"/>
        </style:tab-stops>
      </style:paragraph-properties>
      <style:text-properties style:font-name="Tahoma" fo:font-size="7pt" style:font-size-asian="7pt" style:font-size-complex="7pt"/>
    </style:style>
    <style:style style:name="P47" style:family="paragraph">
      <style:paragraph-properties fo:text-align="start"/>
    </style:style>
    <style:style style:name="T1" style:family="text">
      <style:text-properties fo:font-size="9pt" style:font-size-asian="9pt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fo:font-weight="normal" style:font-size-asian="9pt" style:font-weight-asian="normal" style:font-weight-complex="normal"/>
    </style:style>
    <style:style style:name="T4" style:family="text">
      <style:text-properties fo:font-size="8pt" style:font-size-asian="8pt"/>
    </style:style>
    <style:style style:name="T5" style:family="text">
      <style:text-properties fo:font-size="8pt" fo:font-weight="bold" style:font-size-asian="8pt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9pt" fo:font-weight="normal" style:letter-kerning="true" style:font-size-asian="9pt" style:font-weight-asian="normal" style:font-size-complex="9pt" style:font-weight-complex="normal"/>
    </style:style>
    <style:style style:name="T9" style:family="text">
      <style:text-properties style:font-name="Tahoma" fo:font-size="7pt" fo:font-weight="bold" style:font-size-asian="7pt" style:font-weight-asian="bold" style:font-size-complex="7pt"/>
    </style:style>
    <style:style style:name="T10" style:family="text">
      <style:text-properties style:font-name="Tahoma" fo:font-size="7pt" style:font-size-asian="7pt" style:font-size-complex="7pt"/>
    </style:style>
    <style:style style:name="T11" style:family="text">
      <style:text-properties style:font-name="Tahoma" fo:font-size="8pt" fo:font-weight="bold" style:font-size-asian="8pt" style:font-weight-asian="bold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fo:font-weight="bold" style:font-size-asian="10pt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Kontrollkästchen5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6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7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8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6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5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5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6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5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6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4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table:number-columns-spanned="3" office:value-type="string">
            <text:p text:style-name="Table_20_Heading"/>
          </table:table-cell>
          <table:covered-table-cell/>
          <table:covered-table-cell/>
          <table:table-cell table:style-name="Tabelle1.D1" office:value-type="string">
            <text:h text:style-name="P42" text:outline-level="2">Unfall-Nummer <text:s/></text:h>
            <text:p text:style-name="P35">[Fall.Unfallnummer]</text:p>
          </table:table-cell>
        </table:table-row>
        <table:table-row table:style-name="Tabelle1.2">
          <table:table-cell table:style-name="Tabelle1.A2" table:number-columns-spanned="4" office:value-type="string">
            <text:p text:style-name="P9">Arbeitgeber: <text:s text:c="3"/><text:line-break/></text:p>
          </table:table-cell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3"><text:span text:style-name="T6">Verletzter</text:span>: <text:s/><text:span text:style-name="T7"><text:s/><text:line-break/></text:span><text:span text:style-name="T8">[Patient.Name] <text:line-break/>[Patient.Vorname]<text:line-break/>[Patient.Strasse]<text:line-break/></text:span><text:bookmark-start text:name="Text1"/><text:span text:style-name="T8">[Patient.Plz]</text:span><text:bookmark-end text:name="Text1"/><text:span text:style-name="T8"> [Patient.Ort]</text:span></text:p>
            <text:p text:style-name="P8"><text:tab/></text:p>
          </table:table-cell>
          <table:covered-table-cell/>
          <table:table-cell table:number-columns-spanned="2">
            <table:table table:is-sub-table="true">
              <table:table-column table:style-name="Tabelle1.C3.1"/>
              <table:table-column table:style-name="Tabelle1.C3.2"/>
              <table:table-row table:style-name="Tabelle1.C3.1">
                <table:table-cell table:style-name="Tabelle1.C3.1.1" office:value-type="string">
                  <text:h text:style-name="P46" text:outline-level="2">Geburtsdatum</text:h>
                  <text:p text:style-name="P19">[Patient.Geburtsdatum]</text:p>
                </table:table-cell>
                <table:table-cell table:style-name="Tabelle1.C3.2.1" office:value-type="string">
                  <text:h text:style-name="P43" text:outline-level="2">AHV-Nummer (11 stellig)</text:h>
                  <text:p text:style-name="P8"><text:drop-down text:name="Dropdown1">          </text:drop-down></text:p>
                </table:table-cell>
              </table:table-row>
              <table:table-row table:style-name="Tabelle1.C3.2">
                <table:table-cell table:style-name="Tabelle1.C3.1.1" office:value-type="string">
                  <text:h text:style-name="P44" text:outline-level="2">Nationalität</text:h>
                  <text:p text:style-name="P10"><text:drop-down text:name="Dropdown1">          </text:drop-down></text:p>
                </table:table-cell>
                <table:table-cell table:style-name="Tabelle1.C3.2.1" office:value-type="string">
                  <text:h text:style-name="P44" text:outline-level="2">Zivilstand</text:h>
                  <text:p text:style-name="P10"><text:drop-down text:name="Dropdown1">          </text:drop-down></text:p>
                </table:table-cell>
              </table:table-row>
            </table:table>
          </table:table-cell>
          <table:covered-table-cell/>
        </table:table-row>
        <table:table-row table:style-name="Tabelle1.4">
          <table:table-cell table:style-name="Tabelle1.A4" office:value-type="string">
            <text:h text:style-name="P45" text:outline-level="2">Unfalld<text:span text:style-name="T2">atum <text:s text:c="3"/></text:span></text:h>
          </table:table-cell>
          <table:table-cell table:style-name="Tabelle1.B4" table:number-columns-spanned="3" office:value-type="string">
            <text:h text:style-name="P45" text:outline-level="2"><text:span text:style-name="T2"><text:s text:c="2"/></text:span><text:span text:style-name="T3">[Fall.DatumVon]</text:span></text:h>
          </table:table-cell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20"><text:span text:style-name="T9">1. Erst-</text:span><text:span text:style-name="T2"> <text:tab/> <text:s text:c="7"/></text:span></text:p>
            <text:p text:style-name="P36"><text:span text:style-name="T9"><text:s text:c="5"/>Behandlung</text:span><text:span text:style-name="T11"> </text:span></text:p>
          </table:table-cell>
          <table:table-cell table:style-name="Tabelle1.B5" table:number-columns-spanned="3" office:value-type="string">
            <text:p text:style-name="P20"><text:span text:style-name="T2"><text:s text:c="6"/></text:span><text:span text:style-name="T1">Tag<text:tab/> <text:s text:c="2"/>Monat<text:tab/>Jahr <text:s text:c="3"/>Zeit <text:s text:c="22"/></text:span><text:bookmark-start text:name="Kontrollkästchen1"/><text:span text:style-name="T1"><draw:control text:anchor-type="as-char" draw:z-index="11" draw:style-name="gr1" draw:text-style-name="P47" svg:width="0.318cm" svg:height="0.318cm" draw:control="control11"/></text:span><text:bookmark-end text:name="Kontrollkästchen1"/><text:span text:style-name="T1">während <text:s text:c="12"/></text:span><text:bookmark-start text:name="Kontrollkästchen2"/><text:span text:style-name="T1"><draw:control text:anchor-type="as-char" draw:z-index="12" draw:style-name="gr1" draw:text-style-name="P47" svg:width="0.318cm" svg:height="0.318cm" draw:control="control12"/></text:span><text:bookmark-end text:name="Kontrollkästchen2"/><text:span text:style-name="T1">ausserhalb der Sprechstunde</text:span></text:p>
            <text:p text:style-name="P37"><text:span text:style-name="T11"><text:tab/></text:span><text:span text:style-name="T6"> </text:span><text:span text:style-name="T12"><text:s text:c="52"/></text:span><text:span text:style-name="T6"><text:s text:c="17"/></text:span><text:bookmark-start text:name="Kontrollkästchen3"/><text:span text:style-name="T6"><draw:control text:anchor-type="as-char" draw:z-index="13" draw:style-name="gr1" draw:text-style-name="P47" svg:width="0.318cm" svg:height="0.318cm" draw:control="control13"/></text:span><text:bookmark-end text:name="Kontrollkästchen3"/>am Unfallort <text:s text:c="5"/><text:bookmark-start text:name="Kontrollkästchen4"/><draw:control text:anchor-type="as-char" draw:z-index="14" draw:style-name="gr1" draw:text-style-name="P47" svg:width="0.318cm" svg:height="0.318cm" draw:control="control14"/><text:bookmark-end text:name="Kontrollkästchen4"/> in der Wohnung <text:span text:style-name="T6">des Pat.</text:span></text:p>
          </table:table-cell>
          <table:covered-table-cell/>
          <table:covered-table-cell/>
        </table:table-row>
        <table:table-row table:style-name="Tabelle1.6">
          <table:table-cell table:style-name="Tabelle1.C3.1.1" office:value-type="string">
            <text:p text:style-name="P21">2. Angaben des</text:p>
            <text:p text:style-name="P21">Patienten<text:tab/></text:p>
            <text:p text:style-name="P11"/>
          </table:table-cell>
          <table:table-cell table:style-name="Tabelle1.C3.2.1" table:number-columns-spanned="3" office:value-type="string">
            <text:p text:style-name="P15">Unfallhergang und Beschwerden, Rückfall ?</text:p>
            <text:p text:style-name="P38"><text:drop-down text:name="Dropdown1">          </text:drop-down></text:p>
          </table:table-cell>
          <table:covered-table-cell/>
          <table:covered-table-cell/>
        </table:table-row>
        <table:table-row table:style-name="Tabelle1.7">
          <table:table-cell table:style-name="Tabelle1.C3.1.1" office:value-type="string">
            <text:p text:style-name="P22">3. Allgemein-</text:p>
            <text:p text:style-name="P39">zustand <text:s text:c="10"/></text:p>
            <text:p text:style-name="P12"/>
          </table:table-cell>
          <table:table-cell table:style-name="Tabelle1.C3.2.1" table:number-columns-spanned="3" office:value-type="string">
            <text:p text:style-name="P17">a) <text:s/>Besondere Wahrnehmungen (Gemütsverfassung, Alkohol, Drogen usw.)</text:p>
            <text:p text:style-name="P25"><text:span text:style-name="T1"><text:tab/></text:span><text:span text:style-name="T1"><text:drop-down text:name="Dropdown1">          </text:drop-down></text:span></text:p>
            <text:p text:style-name="P13"/>
            <text:p text:style-name="P16">b) <text:s/>Folgen von Krankheiten und Unfällen sowie Körperanomalien (Invalidität)</text:p>
            <text:p text:style-name="P26"><text:span text:style-name="T1"><text:tab/></text:span><text:span text:style-name="T3"><text:drop-down text:name="Dropdown1">          </text:drop-down></text:span></text:p>
          </table:table-cell>
          <table:covered-table-cell/>
          <table:covered-table-cell/>
        </table:table-row>
        <table:table-row table:style-name="Tabelle1.6">
          <table:table-cell table:style-name="Tabelle1.C3.1.1" office:value-type="string">
            <text:p text:style-name="P22">4. Befund</text:p>
            <text:p text:style-name="P14"/>
            <text:p text:style-name="P18"/>
          </table:table-cell>
          <table:table-cell table:style-name="Tabelle1.C3.2.1" table:number-columns-spanned="3" office:value-type="string">
            <text:p text:style-name="P41"><text:span text:style-name="T1">Röntgenbefund: <text:tab/></text:span><text:span text:style-name="T3"><text:drop-down text:name="Dropdown1">          </text:drop-down></text:span></text:p>
          </table:table-cell>
          <table:covered-table-cell/>
          <table:covered-table-cell/>
        </table:table-row>
        <table:table-row table:style-name="Tabelle1.C3.1">
          <table:table-cell table:style-name="Tabelle1.C3.1.1" office:value-type="string">
            <text:p text:style-name="P28"><text:span text:style-name="T9">5. Diagnose</text:span><text:span text:style-name="T2"><text:tab/></text:span></text:p>
          </table:table-cell>
          <table:table-cell table:style-name="Tabelle1.C3.2.1" table:number-columns-spanned="3" office:value-type="string">
            <text:p text:style-name="P28"><text:text-input text:description="Text">       </text:text-input></text:p>
          </table:table-cell>
          <table:covered-table-cell/>
          <table:covered-table-cell/>
        </table:table-row>
        <table:table-row table:style-name="Tabelle1.10">
          <table:table-cell table:style-name="Tabelle1.C3.1.1" office:value-type="string">
            <text:p text:style-name="P29"><text:span text:style-name="T9">6. Kausalität</text:span><text:span text:style-name="T2"><text:tab/></text:span></text:p>
          </table:table-cell>
          <table:table-cell table:style-name="Tabelle1.C3.2.1" table:number-columns-spanned="3" office:value-type="string">
            <text:p text:style-name="P29"><text:span text:style-name="T1">Liegen ausschliesslich Unfallfolgen vor? <text:s text:c="18"/></text:span><text:bookmark-start text:name="Kontrollkästchen5"/><text:span text:style-name="T1"><draw:control text:anchor-type="as-char" draw:z-index="1" draw:style-name="gr1" draw:text-style-name="P47" svg:width="0.318cm" svg:height="0.318cm" draw:control="control1"/></text:span><text:bookmark-end text:name="Kontrollkästchen5"/><text:span text:style-name="T1"> ja<text:tab/></text:span><text:bookmark-start text:name="Kontrollkästchen6"/><text:span text:style-name="T1"><draw:control text:anchor-type="as-char" draw:z-index="2" draw:style-name="gr1" draw:text-style-name="P47" svg:width="0.318cm" svg:height="0.318cm" draw:control="control2"/></text:span><text:bookmark-end text:name="Kontrollkästchen6"/><text:span text:style-name="T1"> nein</text:span></text:p>
            <text:p text:style-name="P28"><text:span text:style-name="T1">Wenn nein, bitte begründen:</text:span><text:span text:style-name="T2"> </text:span><text:span text:style-name="T3"><text:drop-down text:name="Dropdown1">          </text:drop-down></text:span></text:p>
          </table:table-cell>
          <table:covered-table-cell/>
          <table:covered-table-cell/>
        </table:table-row>
        <table:table-row table:style-name="Tabelle1.10">
          <table:table-cell table:style-name="Tabelle1.C3.1.1" office:value-type="string">
            <text:p text:style-name="P29"><text:span text:style-name="T9">7. Therapie</text:span><text:span text:style-name="T2"><text:tab/></text:span><text:span text:style-name="T1"> </text:span></text:p>
          </table:table-cell>
          <table:table-cell table:style-name="Tabelle1.C3.2.1" table:number-columns-spanned="3" office:value-type="string">
            <text:p text:style-name="P29"><text:span text:style-name="T2">a) </text:span><text:span text:style-name="T1">Was haben Sie veranlasst?</text:span><text:span text:style-name="T2"> </text:span><text:span text:style-name="T3"><text:drop-down text:name="Dropdown1">          </text:drop-down></text:span></text:p>
            <text:p text:style-name="P27"><text:span text:style-name="T2">b) </text:span><text:span text:style-name="T1">Schlagen Sie besondere Massnahmen vor?</text:span><text:span text:style-name="T2"> </text:span><text:span text:style-name="T3"><text:drop-down text:name="Dropdown1">          </text:drop-down></text:span></text:p>
            <text:p text:style-name="P27"><text:span text:style-name="T2">c) </text:span><text:span text:style-name="T1">Ist der Patient hospitalisiert ? </text:span></text:p>
            <text:p text:style-name="P30"><text:span text:style-name="T2"><text:tab/></text:span><text:span text:style-name="T2"><draw:control text:anchor-type="as-char" draw:z-index="3" draw:style-name="gr1" draw:text-style-name="P47" svg:width="0.318cm" svg:height="0.318cm" draw:control="control3"/></text:span><text:span text:style-name="T2"> </text:span><text:span text:style-name="T1">ja </text:span><text:span text:style-name="T2"><text:s/><text:tab/></text:span><text:span text:style-name="T2"><draw:control text:anchor-type="as-char" draw:z-index="4" draw:style-name="gr1" draw:text-style-name="P47" svg:width="0.318cm" svg:height="0.318cm" draw:control="control4"/></text:span><text:span text:style-name="T2"> </text:span><text:span text:style-name="T1">nein; wenn ja wo?</text:span></text:p>
          </table:table-cell>
          <table:covered-table-cell/>
          <table:covered-table-cell/>
        </table:table-row>
        <table:table-row table:style-name="Tabelle1.12">
          <table:table-cell table:style-name="Tabelle1.C3.1.1" office:value-type="string">
            <text:p text:style-name="P23">8. <text:s/>Arbeitsun-</text:p>
            <text:p text:style-name="P23">fähigkeit </text:p>
          </table:table-cell>
          <table:table-cell table:style-name="Tabelle1.C3.2.1" table:number-columns-spanned="3" office:value-type="string">
            <text:p text:style-name="P31"><text:span text:style-name="T1"><draw:control text:anchor-type="as-char" draw:z-index="6" draw:style-name="gr1" draw:text-style-name="P47" svg:width="0.318cm" svg:height="0.318cm" draw:control="control6"/></text:span><text:span text:style-name="T1"> ja<text:tab/></text:span><text:span text:style-name="T2"><text:drop-down text:name="Dropdown1">          </text:drop-down></text:span><text:span text:style-name="T2"> % </text:span><text:span text:style-name="T1">ab</text:span><text:span text:style-name="T2"> </text:span><text:span text:style-name="T2"><text:drop-down text:name="Dropdown1">          </text:drop-down></text:span><text:span text:style-name="T2"><text:tab/></text:span><text:span text:style-name="T1">Voraussichtlich bis</text:span><text:span text:style-name="T2"> </text:span><text:span text:style-name="T2"><text:drop-down text:name="Dropdown1">          </text:drop-down></text:span></text:p>
            <text:p text:style-name="P4"><text:span text:style-name="T1"><draw:control text:anchor-type="as-char" draw:z-index="5" draw:style-name="gr1" draw:text-style-name="P47" svg:width="0.318cm" svg:height="0.318cm" draw:control="control5"/></text:span><text:span text:style-name="T1"> <text:s/>nein</text:span></text:p>
          </table:table-cell>
          <table:covered-table-cell/>
          <table:covered-table-cell/>
        </table:table-row>
        <table:table-row table:style-name="Tabelle1.12">
          <table:table-cell table:style-name="Tabelle1.C3.1.1" office:value-type="string">
            <text:p text:style-name="P24">9. <text:s/>Arbeitsauf-</text:p>
            <text:p text:style-name="P32"><text:span text:style-name="T10">nahme</text:span><text:span text:style-name="T1"> <text:tab/></text:span></text:p>
          </table:table-cell>
          <table:table-cell table:style-name="Tabelle1.C3.2.1" table:number-columns-spanned="3" office:value-type="string">
            <text:p text:style-name="P4"><text:span text:style-name="T1"><draw:control text:anchor-type="as-char" draw:z-index="8" draw:style-name="gr1" draw:text-style-name="P47" svg:width="0.318cm" svg:height="0.318cm" draw:control="control7"/></text:span><text:span text:style-name="T1"> ja<text:tab/>Teilweise zu </text:span><text:span text:style-name="T2"><text:drop-down text:name="Dropdown1">          </text:drop-down></text:span><text:span text:style-name="T2"> % </text:span><text:span text:style-name="T1">ab</text:span><text:span text:style-name="T2"> </text:span><text:span text:style-name="T2"><text:drop-down text:name="Dropdown1">          </text:drop-down></text:span><text:span text:style-name="T2"><text:tab/></text:span><text:span text:style-name="T1">Voll ab </text:span><text:span text:style-name="T2"><text:drop-down text:name="Dropdown1">          </text:drop-down></text:span></text:p>
            <text:p text:style-name="P5"><draw:control text:anchor-type="as-char" draw:z-index="7" draw:style-name="gr1" draw:text-style-name="P47" svg:width="0.318cm" svg:height="0.318cm" draw:control="control8"/> nein</text:p>
          </table:table-cell>
          <table:covered-table-cell/>
          <table:covered-table-cell/>
        </table:table-row>
        <table:table-row table:style-name="Tabelle1.12">
          <table:table-cell table:style-name="Tabelle1.C3.1.1" office:value-type="string">
            <text:p text:style-name="P31"><text:span text:style-name="T9">10. Behandlungs- <text:s/></text:span><text:span text:style-name="T2"><text:s/></text:span></text:p>
            <text:p text:style-name="P40"><text:span text:style-name="T9">abschluss</text:span><text:span text:style-name="T1"> </text:span></text:p>
          </table:table-cell>
          <table:table-cell table:style-name="Tabelle1.C3.2.1" table:number-columns-spanned="3" office:value-type="string">
            <text:p text:style-name="P31"><text:span text:style-name="T1"><draw:control text:anchor-type="as-char" draw:z-index="9" draw:style-name="gr1" draw:text-style-name="P47" svg:width="0.318cm" svg:height="0.318cm" draw:control="control9"/></text:span><text:span text:style-name="T1"> ja<text:tab/>am: </text:span><text:span text:style-name="T2"><text:drop-down text:name="Dropdown1">          </text:drop-down></text:span></text:p>
            <text:p text:style-name="P6"><draw:control text:anchor-type="as-char" draw:z-index="10" draw:style-name="gr1" draw:text-style-name="P47" svg:width="0.318cm" svg:height="0.318cm" draw:control="control10"/> nein - voraussichtlich in <text:drop-down text:name="Dropdown1">          </text:drop-down> Wochen</text:p>
          </table:table-cell>
          <table:covered-table-cell/>
          <table:covered-table-cell/>
        </table:table-row>
      </table:table>
      <text:p text:style-name="P33"><text:span text:style-name="T13"><text:tab/>Ort und Datum: <text:tab/>Unterschrift und Stempel </text:span><text:span text:style-name="T14">des Arz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.147cm"/>
        </style:tab-stops>
      </style:paragraph-properties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4" style:family="paragraph" style:parent-style-name="Standard">
      <style:paragraph-properties fo:margin-left="3.21cm" fo:margin-right="0cm" style:line-height-at-least="0.423cm" fo:orphans="0" fo:widows="0" fo:text-indent="0cm" style:auto-text-indent="false">
        <style:tab-stops>
          <style:tab-stop style:position="2.54cm"/>
        </style:tab-stops>
      </style:paragraph-properties>
      <style:text-properties fo:language="de" fo:country="DE"/>
    </style:style>
    <style:style style:name="p6" style:family="paragraph" style:parent-style-name="Standard">
      <style:paragraph-properties fo:margin-left="9.384cm" fo:margin-right="0cm" style:line-height-at-least="0.423cm" fo:orphans="0" fo:widows="0" fo:text-indent="0cm" style:auto-text-indent="false">
        <style:tab-stops>
          <style:tab-stop style:position="2.54cm"/>
        </style:tab-stops>
      </style:paragraph-properties>
      <style:text-properties fo:language="de" fo:country="DE"/>
    </style:style>
    <style:style style:name="Numbering_20_Symbols" style:display-name="Numbering Symbols" style:family="text"/>
    <style:style style:name="WW8Num2z0" style:family="text">
      <style:text-properties fo:font-style="normal" fo:font-weight="bold" style:font-style-asian="normal" style:font-weight-asian="bold"/>
    </style:style>
    <style:style style:name="WW8Num4z0" style:family="text">
      <style:text-properties fo:font-weight="bold" style:font-weight-asian="bold"/>
    </style:style>
    <style:style style:name="WW8Num5z0" style:family="text">
      <style:text-properties fo:font-style="normal" fo:font-weight="bold" style:font-style-asian="normal" style:font-weight-asian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1.138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4">
      <style:paragraph-properties fo:margin-left="0cm" fo:margin-right="0cm" fo:line-height="100%" fo:text-indent="0cm" style:auto-text-indent="false">
        <style:tab-stops>
          <style:tab-stop style:position="5.75cm"/>
        </style:tab-stops>
      </style:paragraph-properties>
    </style:style>
    <style:style style:name="MP2" style:family="paragraph" style:parent-style-name="Standard">
      <style:text-properties style:font-name="Arial" fo:font-size="36pt" fo:font-weight="bold" style:font-size-asian="36pt" style:font-weight-asian="bold"/>
    </style:style>
    <style:style style:name="MP3" style:family="paragraph" style:parent-style-name="p4">
      <style:paragraph-properties fo:margin-left="0cm" fo:margin-right="0cm" fo:line-height="100%" fo:text-indent="0cm" style:auto-text-indent="false">
        <style:tab-stops>
          <style:tab-stop style:position="5.75cm"/>
        </style:tab-stops>
      </style:paragraph-properties>
      <style:text-properties fo:font-size="8pt" style:font-size-asian="8pt"/>
    </style:style>
    <style:style style:name="MP4" style:family="paragraph" style:parent-style-name="Header">
      <style:text-properties fo:font-size="16pt" fo:font-weight="bold" style:font-size-asian="16pt" style:font-weight-asian="bold"/>
    </style:style>
    <style:style style:name="MT1" style:family="text">
      <style:text-properties fo:font-size="9pt" style:font-size-asian="9pt"/>
    </style:style>
    <style:style style:name="MT2" style:family="text">
      <style:text-properties fo:font-size="8pt" style:font-size-asian="8pt"/>
    </style:style>
    <style:style style:name="MT3" style:family="text">
      <style:text-properties fo:font-size="8pt" fo:font-weight="bold" style:font-size-asian="8pt" style:font-weight-asian="bold"/>
    </style:style>
    <style:style style:name="MT4" style:family="text">
      <style:text-properties fo:font-weight="bold" style:font-weight-asian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27cm" fo:margin-left="1.6cm" fo:margin-right="1.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3cm" fo:margin-left="0cm" fo:margin-right="0cm" fo:margin-bottom="0.231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[Adressat.Bezeichnung1]</text:span><draw:frame draw:style-name="Mfr1" draw:name="Rahmen1" text:anchor-type="char" svg:x="14.148cm" svg:y="0.019cm" svg:width="3.48cm" svg:height="1.524cm" draw:z-index="0"><draw:text-box><text:p text:style-name="MP2">suva</text:p></draw:text-box></draw:frame><text:span text:style-name="MT1"><text:tab/></text:span><text:span text:style-name="MT2">[Adressat.Plz] [Adressat.Ort]</text:span></text:p>
        <text:p text:style-name="MP3"><text:tab/>[Adressat.Strasse]</text:p>
        <text:p text:style-name="MP3">Schweizerische<text:tab/>Telefon [Adressat.Telefon1]</text:p>
        <text:p text:style-name="MP3">Unfallversicherungsanstalt <text:tab/>Telefax <text:s/>[Adressat.Fax]</text:p>
        <text:p text:style-name="MP3"><text:tab/><text:tab/><text:tab/><text:tab/></text:p>
        <text:p text:style-name="MP4">Arztzeugnis UVG</text:p>
      </style:header>
      <style:footer>
        <text:p text:style-name="Footer"><text:span text:style-name="MT3">Geht an:</text:span> <text:s text:c="5"/><text:span text:style-name="MT4">Suv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Unfall-Nummer  </dc:title>
    <meta:initial-creator>Client</meta:initial-creator>
    <meta:creation-date>2001-01-03T23:12:00</meta:creation-date>
    <dc:date>2016-12-13T16:03:02.95</dc:date>
    <meta:print-date>1999-11-26T21:00:00</meta:print-date>
    <dc:language>de-DE</dc:language>
    <meta:editing-cycles>17</meta:editing-cycles>
    <meta:editing-duration>PT2H58M55S</meta:editing-duration>
    <meta:document-statistic meta:table-count="1" meta:image-count="0" meta:object-count="0" meta:page-count="1" meta:paragraph-count="62" meta:word-count="161" meta:character-count="1690"/>
    <meta:user-defined meta:name="Info 1"/>
    <meta:user-defined meta:name="Info 2"/>
    <meta:user-defined meta:name="Info 3"/>
    <meta:user-defined meta:name="Info 4"/>
  </office:meta>
</office:document-meta>
</file>